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b9fba" style:font-weight-asian="normal" style:font-weight-complex="normal"/>
    </style:style>
    <style:style style:name="P2" style:family="paragraph" style:parent-style-name="Standard">
      <style:text-properties fo:font-weight="normal" officeooo:paragraph-rsid="000e2f23" style:font-weight-asian="normal" style:font-weight-complex="normal"/>
    </style:style>
    <style:style style:name="P3" style:family="paragraph" style:parent-style-name="Standard">
      <style:text-properties fo:font-weight="normal" officeooo:paragraph-rsid="000ea26e" style:font-weight-asian="normal" style:font-weight-complex="normal"/>
    </style:style>
    <style:style style:name="P4" style:family="paragraph" style:parent-style-name="Standard">
      <style:text-properties officeooo:paragraph-rsid="000b9fba"/>
    </style:style>
    <style:style style:name="P5" style:family="paragraph" style:parent-style-name="Standard">
      <style:text-properties officeooo:paragraph-rsid="000befaf"/>
    </style:style>
    <style:style style:name="P6" style:family="paragraph" style:parent-style-name="Standard">
      <style:text-properties officeooo:paragraph-rsid="000cf384"/>
    </style:style>
    <style:style style:name="P7" style:family="paragraph" style:parent-style-name="Standard">
      <style:text-properties officeooo:paragraph-rsid="000e2f23"/>
    </style:style>
    <style:style style:name="P8" style:family="paragraph" style:parent-style-name="Standard">
      <style:text-properties fo:font-weight="bold" officeooo:paragraph-rsid="000ea26e" style:font-weight-asian="bold" style:font-weight-complex="bold"/>
    </style:style>
    <style:style style:name="P9" style:family="paragraph" style:parent-style-name="Standard">
      <style:text-properties officeooo:paragraph-rsid="000ea26e"/>
    </style:style>
    <style:style style:name="P10" style:family="paragraph" style:parent-style-name="Standard">
      <style:text-properties officeooo:paragraph-rsid="000fd778"/>
    </style:style>
    <style:style style:name="P11" style:family="paragraph" style:parent-style-name="Standard">
      <style:text-properties officeooo:paragraph-rsid="001178f5"/>
    </style:style>
    <style:style style:name="P12" style:family="paragraph" style:parent-style-name="Standard">
      <style:text-properties officeooo:paragraph-rsid="0016bc85"/>
    </style:style>
    <style:style style:name="P13" style:family="paragraph" style:parent-style-name="Standard">
      <style:text-properties officeooo:paragraph-rsid="0018ff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15dc31"/>
    </style:style>
    <style:style style:name="T5" style:family="text">
      <style:text-properties officeooo:rsid="0016bc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édaction des contraintes en OCL:</text:p>
      <text:p text:style-name="Standard">Nous utiliserons le langage OCL pour modéliser les différentes contraintes <text:span text:style-name="T4">que sont les pré et post conditions, ainsi</text:span> <text:span text:style-name="T4">que les</text:span> invariants du système.</text:p>
      <text:p text:style-name="Standard"/>
      <text:p text:style-name="P4">Pour l'historique:</text:p>
      <text:p text:style-name="P4"/>
      <text:p text:style-name="P4">Invariants:</text:p>
      <text:p text:style-name="P4"><text:tab/></text:p>
      <text:p text:style-name="P4"><text:span text:style-name="T1"><text:tab/>context</text:span> h:Historique <text:span text:style-name="T1">inv</text:span>:</text:p>
      <text:p text:style-name="P4"><text:tab/><text:tab/>h.vehicules.size() &gt;= 0</text:p>
      <text:p text:style-name="P4"/>
      <text:p text:style-name="P4"><text:span text:style-name="T1"><text:tab/>context</text:span> h:Historique <text:span text:style-name="T1">inv</text:span>:</text:p>
      <text:p text:style-name="P4"><text:tab/><text:tab/>h.parametres.size() &gt;= 0</text:p>
      <text:p text:style-name="P4"/>
      <text:p text:style-name="P4">Pre et post conditions:</text:p>
      <text:p text:style-name="P4"/>
      <text:p text:style-name="P4"><text:tab/><text:span text:style-name="T1">context</text:span><text:span text:style-name="T2"> Historique::enregistrerVehicule(Vehicule v): Boolean</text:span></text:p>
      <text:p text:style-name="P1"><text:tab/></text:p>
      <text:p text:style-name="P4"><text:span text:style-name="T2"><text:tab/></text:span><text:span text:style-name="T1">post</text:span><text:span text:style-name="T2"> : </text:span><text:span text:style-name="T3">if</text:span><text:span text:style-name="T2">(this.vehicules.contains(v)) </text:span><text:span text:style-name="T1">implies</text:span><text:span text:style-name="T2"> result = false</text:span></text:p>
      <text:p text:style-name="P4"><text:span text:style-name="T2"><text:tab/><text:tab/></text:span><text:span text:style-name="T1">else</text:span><text:span text:style-name="T2"> this.vehicules.add(v) and result = true</text:span></text:p>
      <text:p text:style-name="P1"/>
      <text:p text:style-name="P4"><text:span text:style-name="T2"><text:tab/></text:span><text:span text:style-name="T1">context</text:span><text:span text:style-name="T2"> Historique::enregistrerParametres(Parametre p): Boolean</text:span></text:p>
      <text:p text:style-name="P1"><text:tab/><text:tab/></text:p>
      <text:p text:style-name="P4"><text:span text:style-name="T2"><text:tab/></text:span><text:span text:style-name="T1">post</text:span><text:span text:style-name="T2">: </text:span><text:span text:style-name="T1">if</text:span><text:span text:style-name="T2">(this.parametres.contains(p)) </text:span><text:span text:style-name="T1">imples</text:span><text:span text:style-name="T2"> result = false<text:tab/></text:span></text:p>
      <text:p text:style-name="P4"><text:span text:style-name="T2"><text:tab/><text:tab/></text:span><text:span text:style-name="T1">else</text:span><text:span text:style-name="T2"> this.parametres.add(p) and result = true</text:span></text:p>
      <text:p text:style-name="P4"><text:span text:style-name="T2"/></text:p>
      <text:p text:style-name="P4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our le type Parametres:</text:p>
      <text:p text:style-name="P5"/>
      <text:p text:style-name="P5">Invariants:</text:p>
      <text:p text:style-name="P5"><text:tab/></text:p>
      <text:p text:style-name="P5"><text:tab/><text:span text:style-name="T1">context</text:span> p:parametres <text:span text:style-name="T1">inv</text:span>:</text:p>
      <text:p text:style-name="P5"><text:tab/><text:tab/>p.priMax &gt;= 0</text:p>
      <text:p text:style-name="P5"><text:tab/></text:p>
      <text:p text:style-name="P5"><text:tab/><text:span text:style-name="T1">context</text:span> p:parametres <text:span text:style-name="T1">inv</text:span>:</text:p>
      <text:p text:style-name="P5"><text:span text:style-name="T2"><text:tab/><text:tab/>p.volumeCO2 &gt; 0</text:span></text:p>
      <text:p text:style-name="P5"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ur le type route :</text:p>
      <text:p text:style-name="P6"/>
      <text:p text:style-name="P6">Invariants :</text:p>
      <text:p text:style-name="P6"/>
      <text:p text:style-name="P6"><text:tab/><text:span text:style-name="T1">context</text:span> r:Route <text:span text:style-name="T1">inv</text:span>:</text:p>
      <text:p text:style-name="P6"><text:tab/><text:tab/>r.villeDepart &lt;&gt; r.villeArrivee </text:p>
      <text:p text:style-name="P6"><text:tab/></text:p>
      <text:p text:style-name="P6"><text:tab/><text:span text:style-name="T1">context</text:span> r:Route <text:span text:style-name="T1">inv</text:span>:</text:p>
      <text:p text:style-name="P6"><text:tab/><text:tab/>r.vitesse &gt; 0</text:p>
      <text:p text:style-name="P6"/>
      <text:p text:style-name="P6"><text:tab/><text:span text:style-name="T1">context</text:span> r:Route<text:span text:style-name="T1"> inv</text:span>:</text:p>
      <text:p text:style-name="P6"><text:tab/><text:tab/>r.type <text:s/>= Type de route::nationale or r.type = Type de route::autoroute</text:p>
      <text:p text:style-name="P6"/>
      <text:p text:style-name="P6"><text:tab/><text:span text:style-name="T1">context</text:span> r: Route <text:span text:style-name="T1">inv</text:span>:</text:p>
      <text:p text:style-name="P6"><text:tab/><text:tab/>r.longueur &gt; 0</text:p>
      <text:p text:style-name="P6"/>
      <text:p text:style-name="P6"><text:tab/><text:span text:style-name="T1">context</text:span> r:Route <text:span text:style-name="T3">inv</text:span>:</text:p>
      <text:p text:style-name="P6"><text:span text:style-name="T2"><text:tab/><text:tab/>r.nom.size()&gt;0</text:span></text:p>
      <text:p text:style-name="P6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our le type trajet:</text:p>
      <text:p text:style-name="P7"/>
      <text:p text:style-name="P7">Invariants:</text:p>
      <text:p text:style-name="P7"/>
      <text:p text:style-name="P7"><text:tab/><text:span text:style-name="T1">context</text:span> t:trajet <text:span text:style-name="T1">inv</text:span>:</text:p>
      <text:p text:style-name="P7"><text:tab/><text:tab/>t.duree &gt; 0</text:p>
      <text:p text:style-name="P7"><text:tab/><text:tab/></text:p>
      <text:p text:style-name="P7"><text:tab/><text:span text:style-name="T1">context</text:span> t:trajet <text:span text:style-name="T1">inv</text:span>:</text:p>
      <text:p text:style-name="P7"><text:tab/><text:tab/>t.distance &gt; 0</text:p>
      <text:p text:style-name="P7"/>
      <text:p text:style-name="P7">Pre et post conditions:</text:p>
      <text:p text:style-name="P7"/>
      <text:p text:style-name="P7"><text:tab/><text:span text:style-name="T1">context </text:span><text:span text:style-name="T2">calculerDistance(routes Route) : Integer</text:span></text:p>
      <text:p text:style-name="P2"><text:tab/></text:p>
      <text:p text:style-name="P7"><text:span text:style-name="T2"><text:tab/></text:span><text:span text:style-name="T1">post</text:span><text:span text:style-name="T2">: result &gt; 0</text:span></text:p>
      <text:p text:style-name="P2"/>
      <text:p text:style-name="P7"><text:span text:style-name="T1"><text:tab/>context </text:span><text:span text:style-name="T2">calculerTemps(routes Route) : Integer</text:span></text:p>
      <text:p text:style-name="P2"/>
      <text:p text:style-name="P7"><text:span text:style-name="T2"><text:tab/></text:span><text:span text:style-name="T1">post</text:span><text:span text:style-name="T2">: result &gt; 0</text:span></text:p>
      <text:p text:style-name="P2"/>
      <text:p text:style-name="P7"><text:span text:style-name="T2"><text:tab/></text:span><text:span text:style-name="T1">context </text:span><text:span text:style-name="T2">calculerPrix(routes Route) : Integer</text:span></text:p>
      <text:p text:style-name="P2"/>
      <text:p text:style-name="P7"><text:span text:style-name="T2"><text:tab/></text:span><text:span text:style-name="T1">post</text:span><text:span text:style-name="T2">: result &gt;= 0</text:span></text:p>
      <text:p text:style-name="P2"/>
      <text:p text:style-name="P7"><text:span text:style-name="T1"><text:tab/>context </text:span><text:span text:style-name="T2">calculerVolumeCO2(routes Route, vehicule Vehicule) : Integer</text:span></text:p>
      <text:p text:style-name="P2"/>
      <text:p text:style-name="P7"><text:span text:style-name="T2"><text:tab/></text:span><text:span text:style-name="T1">post </text:span><text:span text:style-name="T2">result &gt; 0</text:span></text:p>
      <text:p text:style-name="P2"/>
      <text:p text:style-name="P7"><text:span text:style-name="T2"><text:tab/></text:span><text:span text:style-name="T1">context </text:span><text:span text:style-name="T2">notifierParametresNonRespectes() </text:span></text:p>
      <text:p text:style-name="P2"/>
      <text:p text:style-name="P7"><text:span text:style-name="T1"><text:tab/>context </text:span><text:span text:style-name="T2">notifierRouler2Heures() </text:span></text:p>
      <text:p text:style-name="P7"><text:span text:style-name="T2"/></text:p>
      <text:p text:style-name="P13"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our le type Utilisateur:</text:p>
      <text:p text:style-name="P9"/>
      <text:p text:style-name="P9">Invariants:</text:p>
      <text:p text:style-name="P9"><text:tab/><text:tab/></text:p>
      <text:p text:style-name="P9"><text:tab/><text:span text:style-name="T1">context</text:span> u:utilisateur <text:span text:style-name="T1">inv</text:span>:</text:p>
      <text:p text:style-name="P9"><text:tab/><text:tab/>u.pseudo.size() &gt; 0</text:p>
      <text:p text:style-name="P9"/>
      <text:p text:style-name="P9"><text:tab/><text:span text:style-name="T1">context</text:span> u:utilisateur <text:span text:style-name="T1">inv</text:span>:</text:p>
      <text:p text:style-name="P9"><text:tab/><text:tab/>u.password.size() &gt; 0</text:p>
      <text:p text:style-name="P9"/>
      <text:p text:style-name="P9"><text:tab/><text:span text:style-name="T1">context</text:span> u:utilisateur <text:span text:style-name="T1">inv</text:span>:</text:p>
      <text:p text:style-name="P9"><text:tab/><text:tab/>u.historique.size() &gt;= 0</text:p>
      <text:p text:style-name="P9"/>
      <text:p text:style-name="P9">Pre et post conditions :</text:p>
      <text:p text:style-name="P9"/>
      <text:p text:style-name="P9"><text:tab/><text:span text:style-name="T1">context</text:span> Utilisateur::saisirVehicule(c: Gabarit, c: Carburant): Vehicule <text:s/></text:p>
      <text:p text:style-name="P9"><text:tab/></text:p>
      <text:p text:style-name="P9"><text:tab/><text:tab/><text:span text:style-name="T1">pre</text:span>: (c.gabarit = Gabarit::citadine or</text:p>
      <text:p text:style-name="P9"><text:tab/><text:tab/> <text:s text:c="6"/>c.gabarit = Gabarit::monospace or</text:p>
      <text:p text:style-name="P9"><text:tab/><text:tab/> <text:s text:c="6"/>c.gabarit = Gabarit::smart or</text:p>
      <text:p text:style-name="P9"><text:tab/><text:tab/> <text:s text:c="6"/>c.gabarit = Gabarit::2 roues or</text:p>
      <text:p text:style-name="P9"><text:tab/><text:tab/> <text:s text:c="6"/>c.gabarit = Gabarit::camionnette or</text:p>
      <text:p text:style-name="P9"><text:tab/><text:tab/> <text:s text:c="6"/>c.gabarit = Gabarit::camion or</text:p>
      <text:p text:style-name="P9"><text:tab/><text:tab/> <text:s text:c="6"/>c.gabarit = Gabarit::tout-terrain) and</text:p>
      <text:p text:style-name="P9"><text:tab/><text:tab/> <text:s text:c="6"/>(c.carburant = Carburant::essence or </text:p>
      <text:p text:style-name="P9"><text:tab/><text:tab/> <text:s text:c="7"/>c.carburant = Carburant::diesel)</text:p>
      <text:p text:style-name="P9"><text:tab/><text:tab/></text:p>
      <text:p text:style-name="P9"><text:tab/><text:tab/><text:span text:style-name="T1">post</text:span>: <text:span text:style-name="T1">if </text:span>not(Utilisateur.historique.vehicules.includes(result)) <text:span text:style-name="T1">implies </text:span><text:span text:style-name="T2"><text:s/></text:span></text:p>
      <text:p text:style-name="P3"><text:tab/><text:tab/> <text:s text:c="9"/>Utilisateur.historique::enregistrerVehicule() = true and</text:p>
      <text:p text:style-name="P3"><text:tab/><text:tab/> <text:s text:c="9"/>result = v</text:p>
      <text:p text:style-name="P9"><text:span text:style-name="T2"><text:tab/><text:tab/> <text:s text:c="8"/></text:span><text:span text:style-name="T1"><text:s/>else </text:span><text:span text:style-name="T2">Utilisateur.historique::enregistrerVehicule() = false and result = null</text:span></text:p>
      <text:p text:style-name="P9"><text:span text:style-name="T2"><text:tab/><text:tab/> <text:s text:c="9"/></text:span><text:span text:style-name="T1">endif</text:span></text:p>
      <text:p text:style-name="P3"/>
      <text:p text:style-name="P9"><text:span text:style-name="T2"><text:tab/></text:span><text:span text:style-name="T1">context </text:span><text:span text:style-name="T2">Utilisateur::saisirParametres(prixMax : Integer, volumeCO2: Integer,</text:span></text:p>
      <text:p text:style-name="P3"><text:tab/><text:tab/><text:tab/><text:tab/><text:tab/><text:tab/>distancePlusCourte : Boolean, </text:p>
      <text:p text:style-name="P3"><text:tab/><text:tab/><text:tab/><text:tab/><text:tab/><text:tab/>rapideDuree: Boolean) : Parametres</text:p>
      <text:p text:style-name="P3"><text:tab/><text:tab/></text:p>
      <text:p text:style-name="P9"><text:span text:style-name="T2"><text:tab/><text:tab/></text:span><text:span text:style-name="T1">pre</text:span><text:span text:style-name="T2">: (prixMax &gt; 0 and volumeCO2 &gt; 0) and</text:span></text:p>
      <text:p text:style-name="P3"><text:tab/><text:tab/> <text:s text:c="7"/>( (distancePlusCourte = true and rapideDuree = false) or</text:p>
      <text:p text:style-name="P3"><text:tab/><text:tab/> <text:s text:c="8"/>(distancePlusCourte = false and rapideDuree = true) )</text:p>
      <text:p text:style-name="P3"><text:tab/><text:tab/></text:p>
      <text:p text:style-name="P9"><text:span text:style-name="T2"><text:tab/><text:tab/></text:span><text:span text:style-name="T1">post</text:span><text:span text:style-name="T2">: </text:span><text:span text:style-name="T1">if</text:span><text:span text:style-name="T2"> not(Utilisateur.historique.parametres.includes(result)) implies</text:span></text:p>
      <text:p text:style-name="P3"><text:tab/><text:tab/> <text:s text:c="9"/>Utilisateur.historique::enregistrerParametres() = true and</text:p>
      <text:p text:style-name="P3"><text:tab/><text:tab/> <text:s text:c="9"/>result = p</text:p>
      <text:p text:style-name="P9"><text:span text:style-name="T2"><text:tab/><text:tab/> <text:s text:c="9"/></text:span><text:span text:style-name="T1">else</text:span><text:span text:style-name="T2"> Utilisateur.historique::enregistrerParametres() = false and result = null</text:span></text:p>
      <text:p text:style-name="P9"><text:span text:style-name="T2"><text:tab/><text:tab/> <text:s text:c="9"/></text:span><text:span text:style-name="T1">endif</text:span></text:p>
      <text:p text:style-name="P8"><text:s/><text:tab/></text:p>
      <text:p text:style-name="P8"/>
      <text:p text:style-name="P8"/>
      <text:p text:style-name="P8"><text:soft-page-break/></text:p>
      <text:p text:style-name="P8"/>
      <text:p text:style-name="P8"><text:tab/></text:p>
      <text:p text:style-name="P9"><text:span text:style-name="T1">context </text:span><text:span text:style-name="T2">Utilisateur::consulterHistorique(): Historique</text:span></text:p>
      <text:p text:style-name="P3"><text:tab/> <text:tab/></text:p>
      <text:p text:style-name="P9"><text:span text:style-name="T2"><text:tab/><text:tab/></text:span><text:span text:style-name="T1">post</text:span><text:span text:style-name="T2">: </text:span><text:span text:style-name="T1">if </text:span><text:span text:style-name="T2">Utilisateur.historique.size() &gt; 0 </text:span><text:span text:style-name="T1">implies</text:span><text:span text:style-name="T2"> result = Utilisateur.historique</text:span></text:p>
      <text:p text:style-name="P9"><text:span text:style-name="T2"><text:tab/><text:tab/> <text:s text:c="9"/></text:span><text:span text:style-name="T1">else </text:span><text:span text:style-name="T2"><text:s/>result = null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Pour le type véhicule:</text:p>
      <text:p text:style-name="P10"/>
      <text:p text:style-name="P10">Invariants</text:p>
      <text:p text:style-name="P10"/>
      <text:p text:style-name="P10"><text:tab/><text:span text:style-name="T1">context</text:span> v:vehicule <text:span text:style-name="T1">inv</text:span>:</text:p>
      <text:p text:style-name="P10"><text:tab/><text:tab/>v.gabarit = Gabarit::citadine or</text:p>
      <text:p text:style-name="P10"><text:tab/><text:tab/>v.gabarit = Gabarit::monospace or</text:p>
      <text:p text:style-name="P10"><text:tab/><text:tab/>v.gabarit = Gabarit::smart or</text:p>
      <text:p text:style-name="P10"><text:tab/><text:tab/>v.gabarit = Gabarit::2 roues or</text:p>
      <text:p text:style-name="P10"><text:tab/><text:tab/>v.gabarit = Gabarit::camionnette or</text:p>
      <text:p text:style-name="P10"><text:tab/><text:tab/>v.gabarit = Gabarit::camion or</text:p>
      <text:p text:style-name="P10"><text:tab/><text:tab/>v.gabarit = Gabarit::tout-terrain</text:p>
      <text:p text:style-name="P10"/>
      <text:p text:style-name="P10"/>
      <text:p text:style-name="P10"><text:tab/><text:span text:style-name="T1">context</text:span> v:vehicule <text:span text:style-name="T1">inv</text:span>:</text:p>
      <text:p text:style-name="P10"><text:tab/><text:tab/>v.carburant = Carburant::essence or v.carburant = Carburant::diesel</text:p>
      <text:p text:style-name="P10"/>
      <text:p text:style-name="P12"><text:span text:style-name="T1"><text:tab/>context</text:span> v:vehicule <text:span text:style-name="T1">inv</text:span>:</text:p>
      <text:p text:style-name="P12"><text:tab/><text:tab/>v.<text:span text:style-name="T5">nom</text:span> = <text:span text:style-name="T5">nom.size()&gt;0</text:span></text:p>
      <text:p text:style-name="P10"><text:span text:style-name="T2"/></text:p>
      <text:p text:style-name="P10"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our le type ville:</text:p>
      <text:p text:style-name="P11"/>
      <text:p text:style-name="P11"><text:span text:style-name="T2">Inv</text:span>ariants:</text:p>
      <text:p text:style-name="P11"><text:tab/></text:p>
      <text:p text:style-name="P11"><text:tab/><text:span text:style-name="T1">context</text:span> v:ville <text:span text:style-name="T1">inv</text:span>:</text:p>
      <text:p text:style-name="P11"><text:tab/><text:tab/>v.nom.size()&gt;0</text:p>
      <text:p text:style-name="P11"/>
      <text:p text:style-name="P11"><text:tab/><text:span text:style-name="T1">context</text:span> v:ville <text:span text:style-name="T1">inv</text:span>:</text:p>
      <text:p text:style-name="P11"><text:tab/><text:tab/>v.taille = Taille de la ville::grande or v.taille = Taille de la ville::moyenne or</text:p>
      <text:p text:style-name="P11"><text:tab/><text:tab/>v.taille = Taille de la vaill::petite</text:p>
      <text:p text:style-name="P11"><text:tab/></text:p>
      <text:p text:style-name="P11"><text:tab/><text:span text:style-name="T1">context</text:span> v:ville <text:span text:style-name="T1">inv</text:span>:</text:p>
      <text:p text:style-name="P11"><text:tab/><text:tab/>v.longitude &gt; <text:s/>4 and v.longitude &gt; 8</text:p>
      <text:p text:style-name="P11"/>
      <text:p text:style-name="P11"><text:tab/><text:span text:style-name="T1">context</text:span> v:ville <text:span text:style-name="T1">inv</text:span>:</text:p>
      <text:p text:style-name="P11"><text:span text:style-name="T2"><text:tab/><text:tab/>v.latitude &gt; 42 and v.latitude &lt; 51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-Alain Petit</meta:initial-creator>
    <meta:creation-date>2019-02-23T15:16:55.44</meta:creation-date>
    <dc:date>2019-02-25T13:44:06.920543902</dc:date>
    <meta:editing-duration>PT1H20M1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7" meta:paragraph-count="132" meta:word-count="474" meta:character-count="4054" meta:non-whitespace-character-count="3331"/>
  </office:meta>
</office:document-meta>
</file>